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" svg:font-family="'Lucida Sans'" style:font-family-generic="swiss"/>
    <style:font-face style:name="Lucida Sans1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31cm" fo:min-width="0.135cm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26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38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35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26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32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Liberation Serif" fo:font-size="9pt" fo:font-style="normal" style:font-size-asian="10pt" style:font-style-asian="normal" style:font-size-complex="10pt" style:font-style-complex="normal"/>
    </style:style>
    <style:style style:name="T1" style:family="text">
      <style:text-properties style:font-name="Liberation Serif" fo:font-size="11pt" style:font-size-asian="11pt" style:font-size-complex="11pt"/>
    </style:style>
    <style:style style:name="T2" style:family="text">
      <style:text-properties style:font-name="Liberation Serif" fo:font-size="9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635cm" svg:height="0.381cm" svg:x="1.908cm" svg:y="3.413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0.635cm" svg:height="0.381cm" svg:x="3.708cm" svg:y="3.413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0.635cm" svg:height="0.381cm" svg:x="5.508cm" svg:y="3.413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0.635cm" svg:height="0.381cm" svg:x="5.508cm" svg:y="5.013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0.635cm" svg:height="0.381cm" svg:x="7.408cm" svg:y="3.413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0.635cm" svg:height="0.381cm" svg:x="7.408cm" svg:y="5.013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2.543cm" svg:y1="3.603cm" svg:x2="3.708cm" svg:y2="3.603cm" draw:start-shape="id1" draw:start-glue-point="1" draw:end-shape="id2" draw:end-glue-point="3" svg:d="M2543 3603h1165" svg:viewBox="0 0 1166 1">
          <text:p/>
        </draw:connector>
        <draw:connector draw:style-name="gr2" draw:text-style-name="P3" draw:layer="layout" draw:type="line" svg:x1="4.343cm" svg:y1="3.603cm" svg:x2="5.508cm" svg:y2="3.603cm" draw:start-shape="id2" draw:start-glue-point="1" draw:end-shape="id3" draw:end-glue-point="3" svg:d="M4343 3603h1165" svg:viewBox="0 0 1166 1">
          <text:p/>
        </draw:connector>
        <draw:connector draw:style-name="gr2" draw:text-style-name="P3" draw:layer="layout" draw:type="line" svg:x1="6.143cm" svg:y1="3.603cm" svg:x2="7.408cm" svg:y2="3.603cm" draw:start-shape="id3" draw:start-glue-point="1" draw:end-shape="id4" draw:end-glue-point="3" svg:d="M6143 3603h1265" svg:viewBox="0 0 1266 1">
          <text:p/>
        </draw:connector>
        <draw:connector draw:style-name="gr2" draw:text-style-name="P3" draw:layer="layout" draw:type="line" svg:x1="4.025cm" svg:y1="3.794cm" svg:x2="5.508cm" svg:y2="5.203cm" draw:start-shape="id2" draw:start-glue-point="2" draw:end-shape="id5" draw:end-glue-point="3" svg:d="M4025 3794l1483 1409" svg:viewBox="0 0 1484 1410">
          <text:p/>
        </draw:connector>
        <draw:connector draw:style-name="gr2" draw:text-style-name="P3" draw:layer="layout" draw:type="line" svg:x1="6.143cm" svg:y1="5.203cm" svg:x2="7.725cm" svg:y2="3.794cm" draw:start-shape="id5" draw:start-glue-point="1" draw:end-shape="id4" draw:end-glue-point="2" svg:d="M6143 5203l1582-1409" svg:viewBox="0 0 1583 1410">
          <text:p/>
        </draw:connector>
        <draw:connector draw:style-name="gr2" draw:text-style-name="P3" draw:layer="layout" draw:type="line" svg:x1="6.143cm" svg:y1="5.203cm" svg:x2="7.408cm" svg:y2="5.203cm" draw:start-shape="id5" draw:start-glue-point="1" draw:end-shape="id6" draw:end-glue-point="3" svg:d="M6143 5203h1265" svg:viewBox="0 0 1266 1">
          <text:p/>
        </draw:connector>
        <draw:frame draw:style-name="gr3" draw:text-style-name="P4" draw:layer="layout" svg:width="0.764cm" svg:height="0.603cm" svg:x="2.658cm" svg:y="3.14cm">
          <draw:text-box>
            <text:p><text:span text:style-name="T2">se</text:span></text:p>
          </draw:text-box>
        </draw:frame>
        <draw:frame draw:style-name="gr4" draw:text-style-name="P4" draw:layer="layout" svg:width="0.887cm" svg:height="0.603cm" svg:x="4.432cm" svg:y="3.141cm">
          <draw:text-box>
            <text:p><text:span text:style-name="T2">em</text:span></text:p>
          </draw:text-box>
        </draw:frame>
        <draw:frame draw:style-name="gr5" draw:text-style-name="P4" draw:layer="layout" svg:width="0.853cm" svg:height="0.603cm" svg:x="6.295cm" svg:y="3.159cm">
          <draw:text-box>
            <text:p><text:span text:style-name="T2">mr</text:span></text:p>
          </draw:text-box>
        </draw:frame>
        <draw:frame draw:style-name="gr6" draw:text-style-name="P4" draw:layer="layout" svg:width="0.803cm" svg:height="0.603cm" svg:x="4.112cm" svg:y="4.181cm">
          <draw:text-box>
            <text:p><text:span text:style-name="T2">eh</text:span></text:p>
          </draw:text-box>
        </draw:frame>
        <draw:frame draw:style-name="gr7" draw:text-style-name="P4" draw:layer="layout" svg:width="0.769cm" svg:height="0.603cm" svg:x="6.912cm" svg:y="4.178cm">
          <draw:text-box>
            <text:p><text:span text:style-name="T2">hr</text:span></text:p>
          </draw:text-box>
        </draw:frame>
        <draw:frame draw:style-name="gr8" draw:text-style-name="P4" draw:layer="layout" svg:width="0.824cm" svg:height="0.603cm" svg:x="6.356cm" svg:y="5.082cm">
          <draw:text-box>
            <text:p><text:span text:style-name="T2">hd</text:span></text:p>
          </draw:text-box>
        </draw:frame>
        <draw:custom-shape draw:style-name="gr1" draw:text-style-name="P2" xml:id="id7" draw:id="id7" draw:layer="layout" svg:width="0.635cm" svg:height="0.381cm" svg:x="5.508cm" svg:y="1.813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4.025cm" svg:y1="3.413cm" svg:x2="5.508cm" svg:y2="2.003cm" draw:start-shape="id2" draw:start-glue-point="0" draw:end-shape="id7" svg:d="M4025 3413l1483-1410" svg:viewBox="0 0 1484 1411">
          <text:p/>
        </draw:connector>
        <draw:frame draw:style-name="gr6" draw:text-style-name="P4" draw:layer="layout" svg:width="0.803cm" svg:height="0.603cm" svg:x="4.2cm" svg:y="2.282cm">
          <draw:text-box>
            <text:p><text:span text:style-name="T2">en</text:span></text:p>
          </draw:text-box>
        </draw:frame>
        <draw:connector draw:style-name="gr2" draw:text-style-name="P3" draw:layer="layout" draw:type="line" svg:x1="6.143cm" svg:y1="2.003cm" svg:x2="7.725cm" svg:y2="3.413cm" draw:start-shape="id7" draw:start-glue-point="1" draw:end-shape="id4" draw:end-glue-point="0" svg:d="M6143 2003l1582 1410" svg:viewBox="0 0 1583 1411">
          <text:p/>
        </draw:connector>
        <draw:frame draw:style-name="gr7" draw:text-style-name="P4" draw:layer="layout" svg:width="0.769cm" svg:height="0.603cm" svg:x="6.822cm" svg:y="2.379cm">
          <draw:text-box>
            <text:p><text:span text:style-name="T2">n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" svg:font-family="'Lucida Sans'" style:font-family-generic="swiss"/>
    <style:font-face style:name="Lucida Sans1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ucida Sans1" style:font-family-asian="'Lucida Sans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ucida Sans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ucida Sans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ian Gregor</meta:initial-creator>
    <meta:creation-date>2020-03-29T11:42:46.731000000</meta:creation-date>
    <dc:date>2020-03-29T17:26:11.152000000</dc:date>
    <dc:creator>Brian Gregor</dc:creator>
    <meta:editing-duration>PT1H23M22S</meta:editing-duration>
    <meta:editing-cycles>8</meta:editing-cycles>
    <meta:generator>LibreOffice/5.4.6.2$Windows_X86_64 LibreOffice_project/4014ce260a04f1026ba855d3b8d91541c224eab8</meta:generator>
    <meta:document-statistic meta:object-count="23"/>
  </office:meta>
</office:document-meta>
</file>